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0.5597in" style:rel-column-width="5296*"/>
    </style:style>
    <style:style style:name="Table1.B" style:family="table-column">
      <style:table-column-properties style:column-width="6.3653in" style:rel-column-width="60239*"/>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PointerOperators" style:family="table">
      <style:table-properties style:rel-width="100%" table:align="left"/>
    </style:style>
    <style:style style:name="PointerOperators.A" style:family="table-column">
      <style:table-column-properties style:rel-column-width="3291*"/>
    </style:style>
    <style:style style:name="PointerOperators.B" style:family="table-column">
      <style:table-column-properties style:rel-column-width="3357*"/>
    </style:style>
    <style:style style:name="PointerOperators.C" style:family="table-column">
      <style:table-column-properties style:rel-column-width="3324*"/>
    </style:style>
    <style:style style:name="PointerOperators.A1" style:family="table-cell">
      <style:table-cell-properties fo:padding="0.0382in" fo:border-left="0.05pt solid #000000" fo:border-right="none" fo:border-top="0.05pt solid #000000" fo:border-bottom="0.05pt solid #000000"/>
    </style:style>
    <style:style style:name="PointerOperators.C1" style:family="table-cell">
      <style:table-cell-properties fo:padding="0.0382in" fo:border="0.05pt solid #000000"/>
    </style:style>
    <style:style style:name="PointerOperators.A2" style:family="table-cell">
      <style:table-cell-properties fo:padding="0.0382in" fo:border-left="0.05pt solid #000000" fo:border-right="none" fo:border-top="none" fo:border-bottom="0.05pt solid #000000"/>
    </style:style>
    <style:style style:name="PointerOperators.C2" style:family="table-cell">
      <style:table-cell-properties fo:padding="0.0382in" fo:border-left="0.05pt solid #000000" fo:border-right="0.05pt solid #000000" fo:border-top="none" fo:border-bottom="0.05pt solid #000000"/>
    </style:style>
    <style:style style:name="MemoryFunctions" style:family="table">
      <style:table-properties style:width="6.9299in" fo:margin-left="0in" table:align="left" fo:background-color="transparent">
        <style:background-image/>
      </style:table-properties>
    </style:style>
    <style:style style:name="MemoryFunctions.A" style:family="table-column">
      <style:table-column-properties style:column-width="1.9368in"/>
    </style:style>
    <style:style style:name="MemoryFunctions.B" style:family="table-column">
      <style:table-column-properties style:column-width="2.6813in"/>
    </style:style>
    <style:style style:name="MemoryFunctions.C" style:family="table-column">
      <style:table-column-properties style:column-width="2.3118in"/>
    </style:style>
    <style:style style:name="MemoryFunctions.A1" style:family="table-cell">
      <style:table-cell-properties fo:padding="0.0201in" fo:border-left="0.05pt solid #000000" fo:border-right="none" fo:border-top="0.05pt solid #000000" fo:border-bottom="0.05pt solid #000000"/>
    </style:style>
    <style:style style:name="MemoryFunctions.C1" style:family="table-cell">
      <style:table-cell-properties fo:padding="0.0201in" fo:border="0.05pt solid #000000"/>
    </style:style>
    <style:style style:name="MemoryFunctions.A2" style:family="table-cell">
      <style:table-cell-properties fo:padding="0.0201in" fo:border-left="0.05pt solid #000000" fo:border-right="none" fo:border-top="none" fo:border-bottom="0.05pt solid #000000"/>
    </style:style>
    <style:style style:name="MemoryFunctions.C2" style:family="table-cell">
      <style:table-cell-properties fo:padding="0.0201in" fo:border-left="0.05pt solid #000000" fo:border-right="0.05pt solid #000000" fo:border-top="none" fo:border-bottom="0.05pt solid #000000"/>
    </style:style>
    <style:style style:name="MemoryFunctions.5" style:family="table-row">
      <style:table-row-properties fo:background-color="transparent">
        <style:background-image/>
      </style:table-row-properties>
    </style:style>
    <style:style style:name="Table2" style:family="table">
      <style:table-properties style:width="6.9271in" fo:margin-left="0in" table:align="left" fo:background-color="transparent">
        <style:background-image/>
      </style:table-properties>
    </style:style>
    <style:style style:name="Table2.A" style:family="table-column">
      <style:table-column-properties style:column-width="0.5in"/>
    </style:style>
    <style:style style:name="Table2.B" style:family="table-column">
      <style:table-column-properties style:column-width="6.4271in"/>
    </style:style>
    <style:style style:name="Table2.1" style:family="table-row">
      <style:table-row-properties fo:background-color="transparent">
        <style:background-image/>
      </style:table-row-properties>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left="none" fo:border-right="0.05pt solid #000000" fo:border-top="0.05pt solid #000000" fo:border-bottom="0.05pt solid #000000" style:writing-mode="page"/>
    </style:style>
    <style:style style:name="Table3" style:family="table">
      <style:table-properties style:width="6.9271in" fo:margin-left="0in" table:align="left" fo:background-color="transparent">
        <style:background-image/>
      </style:table-properties>
    </style:style>
    <style:style style:name="Table3.A" style:family="table-column">
      <style:table-column-properties style:column-width="1.7535in"/>
    </style:style>
    <style:style style:name="Table3.B" style:family="table-column">
      <style:table-column-properties style:column-width="2.8632in"/>
    </style:style>
    <style:style style:name="Table3.C" style:family="table-column">
      <style:table-column-properties style:column-width="2.3104in"/>
    </style:style>
    <style:style style:name="Table3.A1" style:family="table-cell">
      <style:table-cell-properties fo:padding="0.0201in" fo:border-left="0.05pt solid #000000" fo:border-right="none" fo:border-top="0.05pt solid #000000" fo:border-bottom="0.05pt solid #000000"/>
    </style:style>
    <style:style style:name="Table3.C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C2" style:family="table-cell">
      <style:table-cell-properties fo:padding="0.0201in" fo:border-left="0.05pt solid #000000" fo:border-right="0.05pt solid #000000" fo:border-top="none" fo:border-bottom="0.05pt solid #000000"/>
    </style:style>
    <style:style style:name="Table3.3" style:family="table-row">
      <style:table-row-properties fo:background-color="transparent">
        <style:background-image/>
      </style:table-row-properties>
    </style:style>
    <style:style style:name="P1" style:family="paragraph" style:parent-style-name="Standard">
      <style:text-properties officeooo:paragraph-rsid="00181ed5"/>
    </style:style>
    <style:style style:name="P2" style:family="paragraph" style:parent-style-name="Standard">
      <style:text-properties officeooo:paragraph-rsid="00187981"/>
    </style:style>
    <style:style style:name="P3" style:family="paragraph" style:parent-style-name="Standard">
      <style:text-properties style:font-name="Courier New" officeooo:paragraph-rsid="00181ed5"/>
    </style:style>
    <style:style style:name="P4" style:family="paragraph" style:parent-style-name="Standard">
      <style:text-properties officeooo:paragraph-rsid="00200e5d"/>
    </style:style>
    <style:style style:name="P5" style:family="paragraph" style:parent-style-name="Standard">
      <style:text-properties officeooo:paragraph-rsid="00204a8d"/>
    </style:style>
    <style:style style:name="P6" style:family="paragraph" style:parent-style-name="Standard">
      <style:paragraph-properties fo:margin-left="0in" fo:margin-right="0in" fo:text-indent="0in" style:auto-text-indent="false"/>
    </style:style>
    <style:style style:name="P7" style:family="paragraph" style:parent-style-name="code">
      <style:text-properties officeooo:paragraph-rsid="0020d6f1"/>
    </style:style>
    <style:style style:name="P8" style:family="paragraph" style:parent-style-name="Standard">
      <style:text-properties officeooo:paragraph-rsid="002c1b0b"/>
    </style:style>
    <style:style style:name="P9" style:family="paragraph" style:parent-style-name="Standard">
      <style:text-properties officeooo:paragraph-rsid="002dd6c4"/>
    </style:style>
    <style:style style:name="P10" style:family="paragraph" style:parent-style-name="Standard">
      <style:text-properties officeooo:rsid="002dd6c4" officeooo:paragraph-rsid="002dd6c4"/>
    </style:style>
    <style:style style:name="P11" style:family="paragraph" style:parent-style-name="Heading_20_1" style:master-page-name="MP0">
      <style:paragraph-properties fo:text-align="center" style:justify-single-word="false" style:page-number="auto" fo:break-before="page"/>
    </style:style>
    <style:style style:name="P12" style:family="paragraph" style:parent-style-name="Standard" style:list-style-name="L1"/>
    <style:style style:name="P13" style:family="paragraph" style:parent-style-name="Standard" style:list-style-name="L2"/>
    <style:style style:name="T1" style:family="text">
      <style:text-properties officeooo:rsid="000ccc0a"/>
    </style:style>
    <style:style style:name="T2" style:family="text">
      <style:text-properties style:font-name="Arial" fo:font-size="11pt" officeooo:rsid="000ccc0a" style:font-name-asian="Courier New" style:font-size-asian="11pt" style:font-name-complex="Courier New" style:font-size-complex="11pt"/>
    </style:style>
    <style:style style:name="T3" style:family="text">
      <style:text-properties style:font-name="Courier New"/>
    </style:style>
    <style:style style:name="T4" style:family="text">
      <style:text-properties style:font-name-asian="Liberation Serif" style:font-name-complex="Liberation Serif"/>
    </style:style>
    <style:style style:name="T5" style:family="text">
      <style:text-properties officeooo:rsid="0011dbfb"/>
    </style:style>
    <style:style style:name="T6" style:family="text">
      <style:text-properties fo:font-size="11pt" style:font-size-asian="11pt" style:font-size-complex="11pt"/>
    </style:style>
    <style:style style:name="T7" style:family="text">
      <style:text-properties officeooo:rsid="00187981"/>
    </style:style>
    <style:style style:name="T8" style:family="text">
      <style:text-properties style:font-name="DejaVu Serif" officeooo:rsid="00187981"/>
    </style:style>
    <style:style style:name="T9" style:family="text">
      <style:text-properties style:font-name="DejaVu Serif" officeooo:rsid="00199fdb"/>
    </style:style>
    <style:style style:name="T10" style:family="text">
      <style:text-properties officeooo:rsid="00199fdb"/>
    </style:style>
    <style:style style:name="T11" style:family="text">
      <style:text-properties fo:font-weight="bold" style:font-weight-asian="bold" style:font-weight-complex="bold"/>
    </style:style>
    <style:style style:name="T12" style:family="text">
      <style:text-properties fo:font-weight="bold" officeooo:rsid="001f6332" style:font-weight-asian="bold" style:font-weight-complex="bold"/>
    </style:style>
    <style:style style:name="T13" style:family="text">
      <style:text-properties officeooo:rsid="00200e5d"/>
    </style:style>
    <style:style style:name="T14" style:family="text">
      <style:text-properties officeooo:rsid="00204a8d"/>
    </style:style>
    <style:style style:name="T15" style:family="text">
      <style:text-properties officeooo:rsid="0020d421"/>
    </style:style>
    <style:style style:name="T16" style:family="text">
      <style:text-properties officeooo:rsid="0020d6f1"/>
    </style:style>
    <style:style style:name="T17" style:family="text">
      <style:text-properties officeooo:rsid="00224e08"/>
    </style:style>
    <style:style style:name="T18" style:family="text">
      <style:text-properties officeooo:rsid="00226fc4"/>
    </style:style>
    <style:style style:name="T19" style:family="text">
      <style:text-properties officeooo:rsid="0022d3ab"/>
    </style:style>
    <style:style style:name="T20" style:family="text">
      <style:text-properties officeooo:rsid="0023462a"/>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ointer Data Type</text:h>
      <text:p text:style-name="Standard"/>
      <text:p text:style-name="Standard">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Standard"/>
      <text:p text:style-name="Standard">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Standard"/>
      <text:h text:style-name="Heading_20_2" text:outline-level="2">Pointers and Memory</text:h>
      <text:p text:style-name="Standard">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Standard"/>
      <text:p text:style-name="Standard">When you declare a pointer, it isn't pointing to anything which is analogous to the blank slip of paper. In order to use a pointer, it must be initialized to a memory address,<text:span text:style-name="T6">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Standard"/>
      <text:list text:style-name="L1">
        <text:list-item>
          <text:p text:style-name="P12">Declare a pointer variable.</text:p>
        </text:list-item>
        <text:list-item>
          <text:p text:style-name="P12">Initialize the pointer to a memory address.</text:p>
        </text:list-item>
        <text:list-item>
          <text:p text:style-name="P12">Dereference the pointer to manipulate the data at the pointed-to memory location.</text:p>
        </text:list-item>
      </text:list>
      <text:p text:style-name="Standard"/>
      <text:p text:style-name="Standard">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Standard"/>
      <table:table table:name="Table1" table:style-name="Table1">
        <table:table-column table:style-name="Table1.A"/>
        <table:table-column table:style-name="Table1.B"/>
        <table:table-row table:style-name="Table1.1">
          <table:table-cell table:style-name="Table1.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26</text:p>
            <text:p text:style-name="code">27</text:p>
            <text:p text:style-name="code">28</text:p>
            <text:p text:style-name="code">29</text:p>
            <text:p text:style-name="code">30</text:p>
            <text:p text:style-name="code">31</text:p>
            <text:p text:style-name="code">32</text:p>
            <text:p text:style-name="code">33</text:p>
            <text:p text:style-name="code">34</text:p>
            <text:p text:style-name="code">35</text:p>
            <text:p text:style-name="code">36</text:p>
            <text:p text:style-name="code">37</text:p>
            <text:p text:style-name="code">38</text:p>
            <text:p text:style-name="code"/>
          </table:table-cell>
          <table:table-cell table:style-name="Table1.B1" office:value-type="string">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able:table-cell>
        </table:table-row>
      </table:table>
      <text:p text:style-name="Text">Listing <text:span text:style-name="T20">7</text:span>.1: basicpointer.bas</text:p>
      <text:p text:style-name="Standard"/>
      <text:p text:style-name="Standard"><text:tab/><text:span text:style-name="T11">Analysis:</text:span> <text:span text:style-name="T2">First </text:span>a pointer to an integer is created. The pointer doesn't point to a memory location yet, and if you were to try and use this uninitialized pointer, you would generate an error. <text:span text:style-name="T1">The </text:span>Callocate function <text:span text:style-name="T1">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Standard"/>
      <text:p text:style-name="Standard">Now that myPointer has been initialized, you can use it. <text:span text:style-name="T1">Next the </text:span>contents of myPointer <text:span text:style-name="T1">is printed, </text:span>which illustrates that the variable contains a memory address and not data. <text:s/><text:span text:style-name="T1">D</text:span>ata is added to the memory location using the indirection operator *. The indirection operator tells the compiler you want to work with the data that myPointer is pointing to, rather than the memory address contained in the variable. <text:span text:style-name="T2">Next the</text:span> contents of the memory location, <text:span text:style-name="T1">is printed, </text:span>which is now 10. <text:s/><text:span text:style-name="T1">T</text:span>he memory allocated with Callocate is freed using the Deallocate procedure. The program is closed in the usual way.</text:p>
      <text:p text:style-name="Standard"/>
      <text:p text:style-name="Standard">Running the program should produce a result similar to the following output.</text:p>
      <text:p text:style-name="Standard"/>
      <text:p text:style-name="output"><text:soft-page-break/>Pointer address:3089536</text:p>
      <text:p text:style-name="output">Memory location contains: 10</text:p>
      <text:p text:style-name="Text">Output <text:span text:style-name="T20">7</text:span>.1: basicpointer.bas</text:p>
      <text:p text:style-name="Standard"/>
      <text:p text:style-name="Standard">The address printed on your computer will probably be different, since the operating system allocates the memory used by Callocate.</text:p>
      <text:p text:style-name="Standard"/>
      <text:p text:style-name="Standard">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h text:style-name="Heading_20_2" text:outline-level="2">Typed and Untyped Pointers</text:h>
      <text:p text:style-name="Standard">FreeBasic has two types of pointers, typed and untyped. The preceding program declared a typed pointer, <text:span text:style-name="T3">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Standard"/>
      <text:p text:style-name="P1">Untyped pointers are declared using the Any keyword:<text:span text:style-name="T3"> </text:span></text:p>
      <text:p text:style-name="P3"/>
      <text:p text:style-name="code">Dim myPointer as Any Ptr </text:p>
      <text:p text:style-name="P6"/>
      <text:p text:style-name="P1">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Heading_20_2" text:outline-level="2">Pointer Operators</text:h>
      <text:p text:style-name="Standard">There are two pointer operators in FreeBasic; the indirection operator and the address of operator.</text:p>
      <text:p text:style-name="Standard"/>
      <text:p text:style-name="Standard"/>
      <text:p text:style-name="Standard"/>
      <text:p text:style-name="Standard"/>
      <table:table table:name="PointerOperators" table:style-name="PointerOperators">
        <table:table-column table:style-name="PointerOperators.A"/>
        <table:table-column table:style-name="PointerOperators.B"/>
        <table:table-column table:style-name="PointerOperators.C"/>
        <table:table-row>
          <table:table-cell table:style-name="PointerOperators.A1" office:value-type="string">
            <text:p text:style-name="Table_20_Heading">Operator </text:p>
          </table:table-cell>
          <table:table-cell table:style-name="PointerOperators.A1" office:value-type="string">
            <text:p text:style-name="Table_20_Heading">Syntax</text:p>
          </table:table-cell>
          <table:table-cell table:style-name="PointerOperators.C1" office:value-type="string">
            <text:p text:style-name="Table_20_Heading">Comment</text:p>
          </table:table-cell>
        </table:table-row>
        <table:table-row>
          <table:table-cell table:style-name="PointerOperators.A2" office:value-type="string">
            <text:p text:style-name="Standard">* (Indirection) </text:p>
            <text:p text:style-name="Standard">[ ] (Index Access)</text:p>
          </table:table-cell>
          <table:table-cell table:style-name="PointerOperators.A2" office:value-type="string">
            <text:p text:style-name="Table_20_Contents">B = *myPointer </text:p>
            <text:p text:style-name="Table_20_Contents">*myPointer = B</text:p>
            <text:p text:style-name="Table_20_Contents"/>
            <text:p text:style-name="Table_20_Contents">B = myPointer[index]</text:p>
            <text:p text:style-name="Table_20_Contents">myPointer[index] = B</text:p>
          </table:table-cell>
          <table:table-cell table:style-name="PointerOperators.C2" office:value-type="string">
            <text:p text:style-name="Table_20_Contents">You can access the data in a pointer memory location by either using the indirection operator or using index access. The index format uses the size of the data <text:span text:style-name="T4">type to determine the proper indexing.</text:span></text:p>
          </table:table-cell>
        </table:table-row>
        <table:table-row>
          <table:table-cell table:style-name="PointerOperators.A2" office:value-type="string">
            <text:p text:style-name="Standard">@ (AddressOf) </text:p>
          </table:table-cell>
          <table:table-cell table:style-name="PointerOperators.A2" office:value-type="string">
            <text:p text:style-name="Table_20_Contents">myPointer = @myVar</text:p>
            <text:p text:style-name="Table_20_Contents">myPointer = @mySub()</text:p>
            <text:p text:style-name="Table_20_Contents">myPointer = @myFunction()</text:p>
          </table:table-cell>
          <table:table-cell table:style-name="PointerOperators.C2" office:value-type="string">
            <text:p text:style-name="Table_20_Contents">Returns the memory address of a variable, subroutine or function.</text:p>
          </table:table-cell>
        </table:table-row>
      </table:table>
      <text:p text:style-name="Table">Table <text:span text:style-name="T20">7</text:span>.1: Pointer Operators</text:p>
      <text:p text:style-name="Standard"/>
      <text:p text:style-name="Standard">You will notice that the address of operator not only returns the memory address of a variable, but it can also return the address of a subroutine or function. You would use the address of a subroutine or function to create a callback function such as used in the CRT function qsort. Callback functions will discussed later in this chapter.</text:p>
      <text:p text:style-name="Standard"><text:soft-page-break/></text:p>
      <text:h text:style-name="Heading_20_2" text:outline-level="2">Memory Functions</text:h>
      <text:p text:style-name="Standard"/>
      <text:p text:style-name="Standard">FreeBasic has a number of memory allocation functions that are used with pointers, as shown in the following table.</text:p>
      <text:p text:style-name="Standard"/>
      <table:table table:name="MemoryFunctions" table:style-name="MemoryFunctions">
        <table:table-column table:style-name="MemoryFunctions.A"/>
        <table:table-column table:style-name="MemoryFunctions.B"/>
        <table:table-column table:style-name="MemoryFunctions.C"/>
        <table:table-header-rows>
          <table:table-row>
            <table:table-cell table:style-name="MemoryFunctions.A1" office:value-type="string">
              <text:p text:style-name="Table_20_Heading">Function </text:p>
            </table:table-cell>
            <table:table-cell table:style-name="MemoryFunctions.A1" office:value-type="string">
              <text:p text:style-name="Table_20_Heading">Syntax </text:p>
            </table:table-cell>
            <table:table-cell table:style-name="MemoryFunctions.C1" office:value-type="string">
              <text:p text:style-name="Table_20_Heading">Comment</text:p>
            </table:table-cell>
          </table:table-row>
        </table:table-header-rows>
        <table:table-row>
          <table:table-cell table:style-name="MemoryFunctions.A2" office:value-type="string">
            <text:p text:style-name="Standard">Allocate</text:p>
          </table:table-cell>
          <table:table-cell table:style-name="MemoryFunctions.A2" office:value-type="string">
            <text:p text:style-name="Table_20_Contents"><text:s/>myPointer = Allocate(number_of_bytes)</text:p>
          </table:table-cell>
          <table:table-cell table:style-name="MemoryFunctions.C2" office:value-type="string">
            <text:p text:style-name="Table_20_Contents">Allocates number_of_bytes and returns the memory address. If myPointer is 0, the memory could not be allocated. The allocated memory segment is not cleared and contains undefined data.</text:p>
          </table:table-cell>
        </table:table-row>
        <table:table-row>
          <table:table-cell table:style-name="MemoryFunctions.A2" office:value-type="string">
            <text:p text:style-name="Standard">Callocate <text:s/></text:p>
          </table:table-cell>
          <table:table-cell table:style-name="MemoryFunctions.A2" office:value-type="string">
            <text:p text:style-name="Table_20_Contents"><text:s/>myPointer = Callocate(number_of_elements, size_of_elements).</text:p>
          </table:table-cell>
          <table:table-cell table:style-name="MemoryFunctions.C2" office:value-type="string">
            <text:p text:style-name="Table_20_Contents"><text:s/>Callocate allocates number_of_elements that have size_of_elements and returns the memory address. If the memory could not be allocated, Callocate will return 0. The memory segment allocated is cleared</text:p>
          </table:table-cell>
        </table:table-row>
        <table:table-row>
          <table:table-cell table:style-name="MemoryFunctions.A2" office:value-type="string">
            <text:p text:style-name="Standard">Deallocate </text:p>
          </table:table-cell>
          <table:table-cell table:style-name="MemoryFunctions.A2" office:value-type="string">
            <text:p text:style-name="Table_20_Contents">Deallocate myPointer</text:p>
          </table:table-cell>
          <table:table-cell table:style-name="MemoryFunctions.C2" office:value-type="string">
            <text:p text:style-name="Table_20_Contents"><text:s/>Frees the memory segment pointed to by myPointer.</text:p>
          </table:table-cell>
        </table:table-row>
        <table:table-row table:style-name="MemoryFunctions.5">
          <table:table-cell table:style-name="MemoryFunctions.A2" office:value-type="string">
            <text:p text:style-name="Standard">Reallocate </text:p>
          </table:table-cell>
          <table:table-cell table:style-name="MemoryFunctions.A2" office:value-type="string">
            <text:p text:style-name="Table_20_Contents">myPointer = Reallocate(pointer, number_of_bytes)</text:p>
          </table:table-cell>
          <table:table-cell table:style-name="MemoryFunctions.C2" office:value-type="string">
            <text:p text:style-name="Table_20_Contents">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Table">Table <text:span text:style-name="T20">7</text:span>.2: FreeBasic Memory Functions</text:p>
      <text:p text:style-name="Standard"/>
      <text:p text:style-name="Standard">These functions are useful for creating a number of dynamic structures such as linked lists, ragged or dynamic arrays and buffers used with third party libraries.</text:p>
      <text:p text:style-name="Standard"/>
      <text:p text:style-name="P2">When using the Allocate function you must specify the storage size based on the data type using the equation number_of_elements * Sizeof(data type). To allocate space for 10 integers your code would look like this: </text:p>
      <text:p text:style-name="P2"/>
      <text:p text:style-name="code">myPointer = Allocate(10 * Sizeof(Integer)). </text:p>
      <text:p text:style-name="P2"/>
      <text:p text:style-name="P2">An integer is 4 bytes so allocating 10 integers will set aside 40 bytes of memory. Allocate does not clear the memory segment, so any data in the segment will be random, meaningless data until it is initialized. <text:s/>Callocate works in the same fashion, except that the calculation is done internally. To allocate the same 10 integers using Callocate your code would look like this: </text:p>
      <text:p text:style-name="P2"/>
      <text:p text:style-name="code">myPointer = Callocate(10, Sizeof(Integer))</text:p>
      <text:p text:style-name="P2"/>
      <text:p text:style-name="supplemental"><text:s/>Unlike Allocate, Callocate will clear the memory segment.</text:p>
      <text:p text:style-name="Standard"/>
      <text:p text:style-name="Standard">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Standard"/>
      <text:p text:style-name="Standard">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s/>There is no intrinsic method for determining the size of an allocation; you must keep track of this information yourself.</text:p>
      <text:p text:style-name="Standard"><text:soft-page-break/></text:p>
      <text:p text:style-name="caution"><text:span text:style-name="T11">Caution</text:span><text:span text:style-name="T12">:</text:span> Be careful not to use the same pointer variable to allocate two or more memory segments. Reusing a pointer without first deallocating the segment it points to will result in the memory segment being lost causing a memory leak.</text:p>
      <text:h text:style-name="Heading_20_2" text:outline-level="2">Pointer Arithmetic and Pointer Indexing</text:h>
      <text:p text:style-name="Standard">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Standard"/>
      <text:p text:style-name="Standard">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text:p>
      <text:p text:style-name="Standard"/>
      <text:p text:style-name="Standard">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Standard"/>
      <text:p text:style-name="Standard">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Standard"/>
      <text:p text:style-name="Standard">The following program shows both methods of accessing a memory segment.</text:p>
      <text:p text:style-name="P8"/>
      <table:table table:name="Table2" table:style-name="Table2">
        <table:table-column table:style-name="Table2.A"/>
        <table:table-column table:style-name="Table2.B"/>
        <table:table-row table:style-name="Table2.1">
          <table:table-cell table:style-name="Table2.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
          </table:table-cell>
          <table:table-cell table:style-name="Table2.B1" office:value-type="string">
            <text:p text:style-name="code">Dim myPtr As Integer Ptr</text:p>
            <text:p text:style-name="code">Dim As Integer i</text:p>
            <text:p text:style-name="code">'Try and allocate space for 10 integers</text:p>
            <text:p text:style-name="code">myPtr = Callocate(10, Sizeof(Integer))</text:p>
            <text:p text:style-name="code">'Make sure the space was allocated</text:p>
            <text:p text:style-name="code">If myPtr = 0 Then</text:p>
            <text:p text:style-name="code"><text:tab/>Print "Could not allocate space for buffer."</text:p>
            <text:p text:style-name="code"><text:tab/>End 1</text:p>
            <text:p text:style-name="code">End If</text:p>
            <text:p text:style-name="code">'Load data into the buffer</text:p>
            <text:p text:style-name="code">Print "Loading data, print data using *..."</text:p>
            <text:p text:style-name="code">For i = 0 To 9</text:p>
            <text:p text:style-name="code"><text:tab/>*(myPtr + i) = i</text:p>
            <text:p text:style-name="code"><text:tab/>Print "Index:";i;" data:";*(myPtr + i)</text:p>
            <text:p text:style-name="code">Next</text:p>
            <text:p text:style-name="code">Print</text:p>
            <text:p text:style-name="code">'Print data from buffer</text:p>
            <text:p text:style-name="code">Print "Show data using indexing..."</text:p>
            <text:p text:style-name="code">For i = 0 To 9</text:p>
            <text:p text:style-name="code"><text:tab/>Print "Index:";i;" data:";myPtr[i]</text:p>
            <text:p text:style-name="code">Next</text:p>
            <text:p text:style-name="code">'Free the memory</text:p>
            <text:p text:style-name="code">Deallocate myPtr</text:p>
            <text:p text:style-name="code">Sleep</text:p>
            <text:p text:style-name="code">End</text:p>
            <text:p text:style-name="code"/>
          </table:table-cell>
        </table:table-row>
      </table:table>
      <text:p text:style-name="Text">Listing <text:span text:style-name="T20">7</text:span>.2: ptraccess.bas</text:p>
      <text:p text:style-name="Standard"/>
      <text:p text:style-name="Standard"><text:tab/>Analysis: <text:span text:style-name="T7">The </text:span>working variables are declared <text:span text:style-name="T7">first</text:span>. Space for 10 integers is created using the Callocate function. <text:span text:style-name="T7">T</text:span><text:span text:style-name="T8">he next four lines</text:span>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text:p>
      <text:p text:style-name="Standard"/>
      <text:p text:style-name="Standard"><text:span text:style-name="T9">First</text:span> the memory segment <text:span text:style-name="T7">is printed</text:span> using the indirection operator and pointer arithmetic. <text:s/><text:span text:style-name="T10">Next the same thing is done </text:span>using the index method. Notice that the index method is much more compact and easier to read. <text:span text:style-name="T10">T</text:span>he buffer is deallocated, even though it isn't strictly necessary as the program is terminating. Deallocating memory is a good habit to get into, even when it may not be strictly necessary. The program is closed in the usual way.</text:p>
      <text:p text:style-name="Standard"/>
      <text:p text:style-name="Standard">When you run the program you should see the following output.</text:p>
      <text:p text:style-name="Standard"/>
      <text:p text:style-name="output">Loading data, print data using *...</text:p>
      <text:p text:style-name="output">Index: 0 data: 0</text:p>
      <text:p text:style-name="output">Index: 1 data: 1</text:p>
      <text:p text:style-name="output">Index: 2 data: 2</text:p>
      <text:p text:style-name="output">Index: 3 data: 3</text:p>
      <text:p text:style-name="output"><text:soft-page-break/>Index: 4 data: 4</text:p>
      <text:p text:style-name="output">Index: 5 data: 5</text:p>
      <text:p text:style-name="output">Index: 6 data: 6</text:p>
      <text:p text:style-name="output">Index: 7 data: 7</text:p>
      <text:p text:style-name="output">Index: 8 data: 8</text:p>
      <text:p text:style-name="output">Index: 9 data: 9</text:p>
      <text:p text:style-name="output"/>
      <text:p text:style-name="output"/>
      <text:p text:style-name="output">Show data using indexing...</text:p>
      <text:p text:style-name="output">Index: 0 data: 0</text:p>
      <text:p text:style-name="output">Index: 1 data: 1</text:p>
      <text:p text:style-name="output">Index: 2 data: 2</text:p>
      <text:p text:style-name="output">Index: 3 data: 3</text:p>
      <text:p text:style-name="output">Index: 4 data: 4</text:p>
      <text:p text:style-name="output">Index: 5 data: 5</text:p>
      <text:p text:style-name="output">Index: 6 data: 6</text:p>
      <text:p text:style-name="output">Index: 7 data: 7</text:p>
      <text:p text:style-name="output">Index: 8 data: 8</text:p>
      <text:p text:style-name="output">Index: 9 data: 9</text:p>
      <text:p text:style-name="Text">Output <text:span text:style-name="T20">7</text:span>.2: ptraccess.bas</text:p>
      <text:p text:style-name="Standard"/>
      <text:p text:style-name="Standard">As you can see from the output, both formats produce the same results, but the index method is a lot easier to read and understand, and less error-prone than the indirection method.</text:p>
      <text:p text:style-name="Standard"/>
      <text:h text:style-name="Heading_20_2" text:outline-level="2">Pointer Functions</text:h>
      <text:p text:style-name="Standard">Freebasic has a set of pointer functions to complement the pointer operators. The following table lists the pointer fun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Function </text:p>
            </table:table-cell>
            <table:table-cell table:style-name="Table3.A1" office:value-type="string">
              <text:p text:style-name="Table_20_Heading">Syntax </text:p>
            </table:table-cell>
            <table:table-cell table:style-name="Table3.C1" office:value-type="string">
              <text:p text:style-name="Table_20_Heading">Comment</text:p>
            </table:table-cell>
          </table:table-row>
        </table:table-header-rows>
        <table:table-row>
          <table:table-cell table:style-name="Table3.A2" office:value-type="string">
            <text:p text:style-name="Table_20_Contents">Cptr </text:p>
          </table:table-cell>
          <table:table-cell table:style-name="Table3.A2" office:value-type="string">
            <text:p text:style-name="Table_20_Contents">myPtr = Cptr(data_type, expression) </text:p>
          </table:table-cell>
          <table:table-cell table:style-name="Table3.C2" office:value-type="string">
            <text:p text:style-name="Table_20_Contents">Converts expression to a data_type pointer. Expression can be another pointer or an integer.</text:p>
          </table:table-cell>
        </table:table-row>
        <table:table-row table:style-name="Table3.3">
          <table:table-cell table:style-name="Table3.A2" office:value-type="string">
            <text:p text:style-name="Table_20_Contents">Peek</text:p>
          </table:table-cell>
          <table:table-cell table:style-name="Table3.A2" office:value-type="string">
            <text:p text:style-name="Table_20_Contents"><text:s/>B = Peek(data_type, pointer) </text:p>
          </table:table-cell>
          <table:table-cell table:style-name="Table3.C2" office:value-type="string">
            <text:p text:style-name="Table_20_Contents">Peek returns the contents of memory location pointer to by pointer. Data_type specifies the type of expected data.</text:p>
          </table:table-cell>
        </table:table-row>
        <table:table-row>
          <table:table-cell table:style-name="Table3.A2" office:value-type="string">
            <text:p text:style-name="Table_20_Contents">Poke <text:s/></text:p>
          </table:table-cell>
          <table:table-cell table:style-name="Table3.A2" office:value-type="string">
            <text:p text:style-name="Table_20_Contents">Poke data_type, pointer, expression</text:p>
          </table:table-cell>
          <table:table-cell table:style-name="Table3.C2" office:value-type="string">
            <text:p text:style-name="Table_20_Contents">Puts the value of expression into the memory location pointed to by pointer. The data_type specifies the type of data being placed into the memory location.</text:p>
          </table:table-cell>
        </table:table-row>
        <table:table-row>
          <table:table-cell table:style-name="Table3.A2" office:value-type="string">
            <text:p text:style-name="Table_20_Contents">Sadd </text:p>
          </table:table-cell>
          <table:table-cell table:style-name="Table3.A2" office:value-type="string">
            <text:p text:style-name="Table_20_Contents">myPtr =Sadd(string_variable)</text:p>
          </table:table-cell>
          <table:table-cell table:style-name="Table3.C2" office:value-type="string">
            <text:p text:style-name="Table_20_Contents">Returns the location in memory where the string data in a dynamic string is located.</text:p>
          </table:table-cell>
        </table:table-row>
        <table:table-row>
          <table:table-cell table:style-name="Table3.A2" office:value-type="string">
            <text:p text:style-name="Table_20_Contents">Strptr </text:p>
          </table:table-cell>
          <table:table-cell table:style-name="Table3.A2" office:value-type="string">
            <text:p text:style-name="Table_20_Contents">myPtr =Strptr(string_variable)</text:p>
          </table:table-cell>
          <table:table-cell table:style-name="Table3.C2" office:value-type="string">
            <text:p text:style-name="Table_20_Contents">The same as Sadd.</text:p>
          </table:table-cell>
        </table:table-row>
        <table:table-row>
          <table:table-cell table:style-name="Table3.A2" office:value-type="string">
            <text:p text:style-name="Table_20_Contents">Procptr </text:p>
          </table:table-cell>
          <table:table-cell table:style-name="Table3.A2" office:value-type="string">
            <text:p text:style-name="Table_20_Contents">myPtr = Procptr(function) </text:p>
          </table:table-cell>
          <table:table-cell table:style-name="Table3.C2" office:value-type="string">
            <text:p text:style-name="Table_20_Contents">Returns the address of a function. This works the same way as the address of operator @.</text:p>
          </table:table-cell>
        </table:table-row>
        <table:table-row>
          <table:table-cell table:style-name="Table3.A2" office:value-type="string">
            <text:p text:style-name="Table_20_Contents">Varptr </text:p>
          </table:table-cell>
          <table:table-cell table:style-name="Table3.A2" office:value-type="string">
            <text:p text:style-name="Table_20_Contents">myPtr = Varptr(variable) </text:p>
          </table:table-cell>
          <table:table-cell table:style-name="Table3.C2" office:value-type="string">
            <text:p text:style-name="Table_20_Contents">This function works the same way as the address of operator @.</text:p>
          </table:table-cell>
        </table:table-row>
      </table:table>
      <text:p text:style-name="Table">Table <text:span text:style-name="T20">7.</text:span>3: Pointer Functions</text:p>
      <text:p text:style-name="Standard"/>
      <text:p text:style-name="Standard">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Standard"/>
      <text:h text:style-name="Heading_20_2" text:outline-level="2">Subroutine and Function Pointers</text:h>
      <text:p text:style-name="Standard">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Standard"/>
      <text:p text:style-name="code">'Declare our function to be used with pointer</text:p>
      <text:p text:style-name="code">Declare Function Power(number As Integer, pwr As Integer) As Integer</text:p>
      <text:p text:style-name="code"/>
      <text:p text:style-name="code">'Dim a function pointer</text:p>
      <text:p text:style-name="code">Dim FuncPtr As Function(x As Integer, y As Integer) As Integer</text:p>
      <text:p text:style-name="code"/>
      <text:p text:style-name="code">'Get the address of the function</text:p>
      <text:p text:style-name="code">FuncPtr = @Power</text:p>
      <text:p text:style-name="code"/>
      <text:p text:style-name="code">'Use the function pointer</text:p>
      <text:p text:style-name="code">Print "2 raised to the power of 4 is";FuncPtr(2, 4)</text:p>
      <text:p text:style-name="code"/>
      <text:p text:style-name="code">Sleep</text:p>
      <text:p text:style-name="code">End</text:p>
      <text:p text:style-name="code"/>
      <text:p text:style-name="code">'Write the function that will be called</text:p>
      <text:p text:style-name="code"/>
      <text:p text:style-name="code">Function Power(number As Integer, pwr As Integer) As Integer</text:p>
      <text:p text:style-name="code"><text:tab/>Return number^pwr</text:p>
      <text:p text:style-name="code"><text:soft-page-break/>End Function</text:p>
      <text:p text:style-name="Text">Listing <text:span text:style-name="T20">7.</text:span>3: funcptr.bas</text:p>
      <text:p text:style-name="Standard"/>
      <text:p text:style-name="P4"><text:tab/><text:span text:style-name="T11">Analysis</text:span>: <text:span text:style-name="T13">First t</text:span>he function prototype <text:span text:style-name="T13">is declared, </text:span>that will be used with the function pointer. <text:span text:style-name="T13">Next t</text:span>he function pointer, <text:span text:style-name="T13">FuncPtr, is declared</text:span> using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text:span text:style-name="T13">Next </text:span>the function pointer <text:span text:style-name="T13">is initialized </text:span>to the address of the function using the address of operator @. You could use Procptr here as well. <text:span text:style-name="T13">Now we call the function </text:span>using<text:span text:style-name="T13"> </text:span><text:s/>the pointer to call the function. The calling syntax is the same as using the function name: FuncPtr(2,4) is equivalent to Power(2, 4). Lines 15 and 16 close the program in the usual way. <text:span text:style-name="T13">The </text:span>actual Power function <text:span text:style-name="T13">is defined after the main part is closed. </text:span></text:p>
      <text:p text:style-name="Standard"/>
      <text:p text:style-name="Standard">Running the program will produce the following result.</text:p>
      <text:p text:style-name="Standard"/>
      <text:p text:style-name="output">2 raised to the power of 4 is 16</text:p>
      <text:p text:style-name="Text"><text:span text:style-name="T13">Output</text:span> <text:span text:style-name="T20">7</text:span>.<text:span text:style-name="T13">3</text:span>: funcptr.bas</text:p>
      <text:p text:style-name="Standard"/>
      <text:p text:style-name="Standard">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Standard"/>
      <text:h text:style-name="Heading_20_2" text:outline-level="2">Creating a Callback Function</text:h>
      <text:p text:style-name="P9">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ext:p>
      <text:p text:style-name="P9"/>
      <text:p text:style-name="P10">We will be covering Callback Functions latter in this book in more detail. <text:s/></text:p>
      <text:p text:style-name="P10"/>
      <text:p text:style-name="P9">The qsort, function contained within the C Runtime Library sorts the elements of an array using a callback function to determine the sort order. The prototype for the qsort function is contained instdlib.bi: </text:p>
      <text:p text:style-name="Standard"/>
      <text:p text:style-name="code">declare sub qsort cdecl alias "qsort" (byval as any ptr, byval as size_t, byval as size_t, byval as function cdecl(byval as any ptr, byval as any ptr) as integer)</text:p>
      <text:p text:style-name="Standard"/>
      <text:p text:style-name="Standard">The following lists the parameter information for the qsort subroutine.</text:p>
      <text:p text:style-name="Standard"/>
      <text:list text:style-name="L2">
        <text:list-item>
          <text:p text:style-name="P13">The first parameter is the address to the first element of the array. The easiest way to pass this information to qsort is to append the address of operator to the first element index: @myArray(0).</text:p>
        </text:list-item>
        <text:list-item>
          <text:p text:style-name="P13">The second parameter is the number of elements in the array, that is the array count.</text:p>
        </text:list-item>
        <text:list-item>
          <text:p text:style-name="P13">The third parameter is the size of each element in bytes. For an array of integers, the element size would be 4 bytes.</text:p>
        </text:list-item>
        <text:list-item>
          <text:p text:style-name="P13">The fourth parameter is a function pointer to the user created compare function. The function must be declared using the Cdecl passing model, as shown in this parameter.</text:p>
          <text:p text:style-name="P13"><text:soft-page-break/></text:p>
        </text:list-item>
      </text:list>
      <text:p text:style-name="Standard">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Standard"/>
      <text:p text:style-name="code">#include "crt.bi"</text:p>
      <text:p text:style-name="code">'Declare the compare function</text:p>
      <text:p text:style-name="code">'This is defined in the same manner as the qsort declaration</text:p>
      <text:p text:style-name="code"/>
      <text:p text:style-name="code">Declare Function QCompare Cdecl (Byval e1 As Any Ptr, Byval e2 As Any Ptr) _</text:p>
      <text:p text:style-name="code">As Integer</text:p>
      <text:p text:style-name="code"/>
      <text:p text:style-name="code">'Dimension the array to sort</text:p>
      <text:p text:style-name="code">Dim myArray(10) As Integer</text:p>
      <text:p text:style-name="code">Dim i As Integer</text:p>
      <text:p text:style-name="code"/>
      <text:p text:style-name="code">'Seed the random number generator</text:p>
      <text:p text:style-name="code">Randomize Timer</text:p>
      <text:p text:style-name="code"/>
      <text:p text:style-name="code">Print "Unsorted"</text:p>
      <text:p text:style-name="code"/>
      <text:p text:style-name="code">'Load the array with some random numbers</text:p>
      <text:p text:style-name="code">For i = 0 To 9</text:p>
      <text:p text:style-name="code"><text:tab/>'Rnd returns a number between 0 and 1</text:p>
      <text:p text:style-name="code"><text:tab/>'This converts the number to an integer</text:p>
      <text:p text:style-name="code"><text:tab/>myArray(i) = Int(Rnd * 20)</text:p>
      <text:p text:style-name="code"/>
      <text:p text:style-name="code"><text:tab/>'Print unsorted array</text:p>
      <text:p text:style-name="code"><text:tab/>Print "i = ";i;" value = ";myArray(i)</text:p>
      <text:p text:style-name="code"><text:soft-page-break/>Next</text:p>
      <text:p text:style-name="code">Print</text:p>
      <text:p text:style-name="code"/>
      <text:p text:style-name="code">'Call the qsort subroutine</text:p>
      <text:p text:style-name="code">qsort @myArray(0), 10, Sizeof(Integer), @QCompare</text:p>
      <text:p text:style-name="code"/>
      <text:p text:style-name="code">Print</text:p>
      <text:p text:style-name="code"/>
      <text:p text:style-name="code">'Print sorted array.</text:p>
      <text:p text:style-name="code">Print "Sorted"</text:p>
      <text:p text:style-name="code"/>
      <text:p text:style-name="code">For i = 0 To 9</text:p>
      <text:p text:style-name="code"><text:tab/>'Rnd returns a number between 0 and 1 to convert to integer</text:p>
      <text:p text:style-name="code"><text:tab/>Print "i = ";i;" value = ";myArray(i)</text:p>
      <text:p text:style-name="code">Next</text:p>
      <text:p text:style-name="code"/>
      <text:p text:style-name="code">Sleep</text:p>
      <text:p text:style-name="code">End</text:p>
      <text:p text:style-name="code"/>
      <text:p text:style-name="code"/>
      <text:p text:style-name="P7">'The qsort function expects three numbers </text:p>
      <text:p text:style-name="P7">'from the compare function:</text:p>
      <text:p text:style-name="code">'-1: if e1 is less than e2</text:p>
      <text:p text:style-name="code">'0: if e1 is equal to e2</text:p>
      <text:p text:style-name="code">'1: if e1 is greater than e2</text:p>
      <text:p text:style-name="code"/>
      <text:p text:style-name="code">Function QCompare Cdecl (Byval e1 As Any Ptr, _</text:p>
      <text:p text:style-name="code"><text:soft-page-break/><text:tab/><text:tab/><text:tab/><text:tab/><text:tab/> <text:s text:c="3"/>Byval e2 As Any Ptr) As Integer</text:p>
      <text:p text:style-name="code"><text:tab/>Dim As Integer el1, el2</text:p>
      <text:p text:style-name="code"><text:tab/>Static cnt As Integer</text:p>
      <text:p text:style-name="code"/>
      <text:p text:style-name="code"><text:tab/>'Get the call count and items passed</text:p>
      <text:p text:style-name="code"><text:tab/>cnt += 1</text:p>
      <text:p text:style-name="code"><text:tab/>'Get the values, must cast to integer ptr</text:p>
      <text:p text:style-name="code"><text:tab/>el1 = *(Cptr(Integer Ptr, e1))</text:p>
      <text:p text:style-name="code"><text:tab/>el2 = *(Cptr(Integer Ptr, e2))</text:p>
      <text:p text:style-name="code"/>
      <text:p text:style-name="code"><text:tab/>Print "Qsort called";cnt;" time(s) with";el1;" and";el2;"."</text:p>
      <text:p text:style-name="code"/>
      <text:p text:style-name="code"><text:tab/>'Compare the values</text:p>
      <text:p text:style-name="code"><text:tab/>If el1 &lt; el2 Then</text:p>
      <text:p text:style-name="code"><text:tab/><text:tab/>Return 1</text:p>
      <text:p text:style-name="code"><text:tab/>Elseif el1 &gt; el2 Then</text:p>
      <text:p text:style-name="code"><text:tab/><text:tab/>Return 1</text:p>
      <text:p text:style-name="code"><text:tab/>Else</text:p>
      <text:p text:style-name="code"><text:tab/><text:tab/>Return 0</text:p>
      <text:p text:style-name="code"><text:tab/>End If</text:p>
      <text:p text:style-name="code">End Function</text:p>
      <text:p text:style-name="code"/>
      <text:p text:style-name="Text">Listing <text:span text:style-name="T20">7.4</text:span>: qsort.bas</text:p>
      <text:p text:style-name="Standard"/>
      <text:p text:style-name="P5"><text:tab/><text:span text:style-name="T11">Analysis</text:span>: <text:span text:style-name="T14">The </text:span>crt.bi file <text:span text:style-name="T14">is included </text:span>so that the qsort routine will be available in the program. You need to include this file if you want to use any of the CRT functions. <text:span text:style-name="T14">Next we</text:span> declare the compare function. You will notice that it is declared as a Cdecl function, which matches the 4th parameter definition in the qsort declaration. Since qsort expects to see either a -1, 0 or 1, the function's return type is an integer. </text:p>
      <text:p text:style-name="P5"/>
      <text:p text:style-name="P5"><text:span text:style-name="T14">When you see a line that ends with t</text:span>he underscores character, <text:span text:style-name="T14">that is the line continuation character. <text:s/>T</text:span>he line continuation character and tells the compiler that the following line is actually a part of this line. <text:span text:style-name="T14">Next </text:span><text:s/>an array of integers is dimensioned. The array will have 10 elements, with indexes from 0 to 9. dimensions a working variable i, that will be used to load and display the array values.</text:p>
      <text:p text:style-name="Standard"><text:soft-page-break/></text:p>
      <text:p text:style-name="Standard"><text:span text:style-name="T15">Next we</text:span> seed the random number generator by using the value from the Timer function. The Timer function returns the number of seconds, as a double-type value, since the computer was started. <text:span text:style-name="T15">A For-Next loop </text:span>initializes the array with some random integers and displays them to the console screen. The code ,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text:span text:style-name="T15">Then </text:span>the value of the current array index is printed to the console screen.</text:p>
      <text:p text:style-name="Standard"/>
      <text:p text:style-name="Standard"><text:span text:style-name="T16">T</text:span>he qsort subroutine is called. Since the array indexes range from 0 to 9, the address of operator on the zero index in used for the first parameter. The array size is10, so that is used as the second parameter. The array is an integer array, so Sizeof(Integer) is used to pass the array element size. The final parameter is the address of the compare function which is passed to qsort using the address of operator. <text:s/><text:span text:style-name="T16">A For-next loop then </text:span><text:s/>print<text:span text:style-name="T16">s</text:span> out the now sorted array. <text:span text:style-name="T16">The program is then</text:span> close<text:span text:style-name="T16">d </text:span>in the usual way.</text:p>
      <text:p text:style-name="Standard"/>
      <text:p text:style-name="Standard"><text:span text:style-name="T16">The next block of code</text:span> contain<text:span text:style-name="T16">s</text:span> the compare function. <text:span text:style-name="T16">T</text:span>he function is defined just like the declare statement <text:span text:style-name="T16">at the start of the program, </text:span><text:s/>using two Any Ptr parameters and returning an integer. The Any Ptrs allow qsort to be able to sort any type of data, including composite types. <text:span text:style-name="T16">Next we </text:span>delcare the function's working variables. Qsort will pass pointers to the functions, not the actual data, so two integers need to be declared so that the data that the pointers point to can be compared. The variable cnt is defined as Static so that its value will be preserved between calls to the function. Cnt is used to keep track of how many calls to the function qsort will make as it sorts the array. <text:span text:style-name="T17">T</text:span>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text:span text:style-name="T17">We then </text:span>print out the current call count and the passed parameter values.</text:p>
      <text:p text:style-name="Standard"/>
      <text:p text:style-name="Standard"><text:span text:style-name="T18">We now </text:span>compare the two values and return the appropriate indicator value back to qsort. The Return statement, as expected, is used to set the function's return value. The function is closed using the End Function keywords.</text:p>
      <text:p text:style-name="Standard"/>
      <text:p text:style-name="Standard">When you run the program you should something similar to the following.</text:p>
      <text:p text:style-name="Standard"/>
      <text:p text:style-name="output">Unsorted</text:p>
      <text:p text:style-name="output">i = <text:s/>0 value = <text:s/>17</text:p>
      <text:p text:style-name="output">i = <text:s/>1 value = <text:s/>19</text:p>
      <text:p text:style-name="output">i = <text:s/>2 value = <text:s/>5</text:p>
      <text:p text:style-name="output">i = <text:s/>3 value = <text:s/>7</text:p>
      <text:p text:style-name="output">i = <text:s/>4 value = <text:s/>5</text:p>
      <text:p text:style-name="output">i = <text:s/>5 value = <text:s/>6</text:p>
      <text:p text:style-name="output">i = <text:s/>6 value = <text:s/>6</text:p>
      <text:p text:style-name="output">i = <text:s/>7 value = <text:s/>14</text:p>
      <text:p text:style-name="output">i = <text:s/>8 value = <text:s/>15</text:p>
      <text:p text:style-name="output">i = <text:s/>9 value = <text:s/>14</text:p>
      <text:p text:style-name="output"/>
      <text:p text:style-name="output">Qsort called 1 time(s) with 17 and 6.</text:p>
      <text:p text:style-name="output">Qsort called 2 time(s) with 6 and 14.</text:p>
      <text:p text:style-name="output">Qsort called 3 time(s) with 17 and 6.</text:p>
      <text:p text:style-name="output">Qsort called 4 time(s) with 19 and 6.</text:p>
      <text:p text:style-name="output"><text:soft-page-break/>Qsort called 5 time(s) with 15 and 6.</text:p>
      <text:p text:style-name="output">Qsort called 6 time(s) with 14 and 6.</text:p>
      <text:p text:style-name="output">Qsort called 7 time(s) with 6 and 6.</text:p>
      <text:p text:style-name="output">Qsort called 8 time(s) with 5 and 6.</text:p>
      <text:p text:style-name="output">Qsort called 9 time(s) with 7 and 6.</text:p>
      <text:p text:style-name="output">Qsort called 10 time(s) with 5 and 6.</text:p>
      <text:p text:style-name="output">Qsort called 11 time(s) with 7 and 6.</text:p>
      <text:p text:style-name="output">Qsort called 12 time(s) with 6 and 6.</text:p>
      <text:p text:style-name="output">Qsort called 13 time(s) with 5 and 7.</text:p>
      <text:p text:style-name="output">Qsort called 14 time(s) with 5 and 5.</text:p>
      <text:p text:style-name="output">Qsort called 15 time(s) with 19 and 5.</text:p>
      <text:p text:style-name="output">Qsort called 16 time(s) with 14 and 19.</text:p>
      <text:p text:style-name="output">Qsort called 17 time(s) with 15 and 14.</text:p>
      <text:p text:style-name="output">Qsort called 18 time(s) with 17 and 15.</text:p>
      <text:p text:style-name="output">Qsort called 19 time(s) with 5 and 7.</text:p>
      <text:p text:style-name="output">Qsort called 20 time(s) with 5 and 5.</text:p>
      <text:p text:style-name="output">Qsort called 21 time(s) with 19 and 5.</text:p>
      <text:p text:style-name="output">Qsort called 22 time(s) with 14 and 19.</text:p>
      <text:p text:style-name="output">Qsort called 23 time(s) with 15 and 14.</text:p>
      <text:p text:style-name="output">Qsort called 24 time(s) with 5 and 7.</text:p>
      <text:p text:style-name="output">Qsort called 25 time(s) with 5 and 5.</text:p>
      <text:p text:style-name="output">Qsort called 26 time(s) with 19 and 5.</text:p>
      <text:p text:style-name="output">Qsort called 27 time(s) with 14 and 19.</text:p>
      <text:p text:style-name="output">Qsort called 28 time(s) with 5 and 7.</text:p>
      <text:p text:style-name="output">Qsort called 29 time(s) with 5 and 5.</text:p>
      <text:p text:style-name="output">Qsort called 30 time(s) with 19 and 5.</text:p>
      <text:p text:style-name="output">Qsort called 31 time(s) with 5 and 7.</text:p>
      <text:p text:style-name="output"><text:soft-page-break/>Qsort called 32 time(s) with 5 and 5.</text:p>
      <text:p text:style-name="output">Qsort called 33 time(s) with 5 and 7.</text:p>
      <text:p text:style-name="output"/>
      <text:p text:style-name="output">Sorted</text:p>
      <text:p text:style-name="output">i = <text:s/>0 value = <text:s/>14</text:p>
      <text:p text:style-name="output">i = <text:s/>1 value = <text:s/>6</text:p>
      <text:p text:style-name="output">i = <text:s/>2 value = <text:s/>6</text:p>
      <text:p text:style-name="output">i = <text:s/>3 value = <text:s/>7</text:p>
      <text:p text:style-name="output">i = <text:s/>4 value = <text:s/>5</text:p>
      <text:p text:style-name="output">i = <text:s/>5 value = <text:s/>5</text:p>
      <text:p text:style-name="output">i = <text:s/>6 value = <text:s/>19</text:p>
      <text:p text:style-name="output">i = <text:s/>7 value = <text:s/>14</text:p>
      <text:p text:style-name="output">i = <text:s/>8 value = <text:s/>15</text:p>
      <text:p text:style-name="output">i = <text:s/>9 value = <text:s/>17</text:p>
      <text:p text:style-name="Text">Output <text:span text:style-name="T20">7</text:span>.<text:span text:style-name="T20">4</text:span>: Output of qsort.bas</text:p>
      <text:p text:style-name="Standard"/>
      <text:p text:style-name="Standard">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Standard"/>
      <text:h text:style-name="Heading_20_2" text:outline-level="2">Pointer to Pointer</text:h>
      <text:p text:style-name="Standard"/>
      <text:p text:style-name="Standard">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text:p>
      <text:p text:style-name="Standard"/>
      <text:p text:style-name="Standard">Caution You can have as many levels of indirection as needed, but anything beyond two levels is rarely useful and difficult to manage.</text:p>
      <text:p text:style-name="Standard"/>
      <text:p text:style-name="Standard">One application of a pointer to pointer is the creation of memory arrays. The following program demonstrates the creation, manipulation and freeing of a memory</text:p>
      <text:p text:style-name="Standard">arra<text:span text:style-name="T5">y.</text:span></text:p>
      <text:p text:style-name="Standard"/>
      <text:p text:style-name="code"><text:soft-page-break/>'Declare a pointer to an int pointer</text:p>
      <text:p text:style-name="code"/>
      <text:p text:style-name="code">Dim myMemArray As Integer Ptr Ptr</text:p>
      <text:p text:style-name="code">Dim As Integer i, j</text:p>
      <text:p text:style-name="code"/>
      <text:p text:style-name="code">'Create 10 rows of integer pointers</text:p>
      <text:p text:style-name="code">myMemArray = Callocate(10, Sizeof(Integer Ptr))</text:p>
      <text:p text:style-name="code"/>
      <text:p text:style-name="code">'Add 10 columns of integers to each row</text:p>
      <text:p text:style-name="code">For i = 0 To 9</text:p>
      <text:p text:style-name="code"><text:tab/>myMemArray[i] = Callocate(10, Sizeof(Integer))</text:p>
      <text:p text:style-name="code"/>
      <text:p text:style-name="code">Next</text:p>
      <text:p text:style-name="code"/>
      <text:p text:style-name="code">'Add some data to the memory segment</text:p>
      <text:p text:style-name="code">For i = 0 To 9</text:p>
      <text:p text:style-name="code"><text:tab/>For j = 0 To 9</text:p>
      <text:p text:style-name="code"><text:tab/><text:tab/>myMemArray[i][j] = Int(Rnd * 10)</text:p>
      <text:p text:style-name="code"><text:tab/>Next</text:p>
      <text:p text:style-name="code">Next</text:p>
      <text:p text:style-name="code"/>
      <text:p text:style-name="code">'Print out data</text:p>
      <text:p text:style-name="code">For i = 0 To 9</text:p>
      <text:p text:style-name="code"><text:tab/>For j = 0 To 9</text:p>
      <text:p text:style-name="code"><text:tab/><text:tab/>Print "i,j = ";i;",";j;" Mem Array =";myMemArray[i][j]</text:p>
      <text:p text:style-name="code"><text:tab/>Next</text:p>
      <text:p text:style-name="code">Next</text:p>
      <text:p text:style-name="code"><text:soft-page-break/></text:p>
      <text:p text:style-name="code">'Free memory segment</text:p>
      <text:p text:style-name="code">For i = 0 To 9</text:p>
      <text:p text:style-name="code"><text:tab/>Deallocate myMemArray[i]</text:p>
      <text:p text:style-name="code">Next</text:p>
      <text:p text:style-name="code"/>
      <text:p text:style-name="code">'Free the pointer to pointer</text:p>
      <text:p text:style-name="code">DeAllocate myMemArray</text:p>
      <text:p text:style-name="code">Sleep</text:p>
      <text:p text:style-name="code"/>
      <text:p text:style-name="code">End</text:p>
      <text:p text:style-name="Text">Listing <text:span text:style-name="T20">7.5</text:span>: memarray.bas</text:p>
      <text:p text:style-name="Standard"/>
      <text:p text:style-name="Standard"><text:tab/><text:span text:style-name="T11">Analysis</text:span>: <text:span text:style-name="T18">We start by declaring</text:span> a pointer to an integer pointer, myMemArray, which will simulate a two dimensional array, with myMemArray pointing to a list of integer pointers. This list of pointers will comprise the “rows” of the array. <text:span text:style-name="T18">Next we</text:span> just declares some working variables that are used in the For-Next loops later in the program.</text:p>
      <text:p text:style-name="Standard"/>
      <text:p text:style-name="Standard"><text:span text:style-name="T18">The we</text:span> create the rows of the array by allocating a memory segment that will contain 4 integer pointers, which are initialized in lines . Remember that the index method of accessing a pointer automatically does the pointer arithmetic for you. The code iterates through the memory segment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Standard"/>
      <text:p text:style-name="Standard"><text:span text:style-name="T19">Some</text:span> random numbers <text:span text:style-name="T19">are added </text:span>to the memory array. Notice that by using the indexing method you can access the memory array just like a normal array. ipoints to the row (the list of pointers) and j points to the individual columns within that row which contain the integer data. The same method is used to print out the array values.</text:p>
      <text:p text:style-name="Standard"/>
      <text:p text:style-name="Standard"><text:span text:style-name="T19">We then</text:span> free the individual rows of memory. It is important that each row be freed before freeing myMemArray. If you were to just freemy MemArray, the rows would still be in memory, but unaccessible, causing a memory leak. Once all the rows have been freed, myMemArray can be freed. Since the program is terminating, Deallocating the memory is not strictly required in this instance, <text:s/>but if you needed to reuse the memory, then you must Deallocate in the method described, otherwise you will get a memory leak while the program is running. <text:span text:style-name="T19">The program is then </text:span>close<text:span text:style-name="T19">d</text:span> in the usual way.</text:p>
      <text:p text:style-name="Standard"/>
      <text:p text:style-name="Standard">Running the program should produce a result similar to the following.</text:p>
      <text:p text:style-name="Standard"/>
      <text:p text:style-name="output">i,j = 0, 1 Mem Array = 5</text:p>
      <text:p text:style-name="output">i,j = 0, 2 Mem Array = 1</text:p>
      <text:p text:style-name="output">i,j = 0, 3 Mem Array = 8</text:p>
      <text:p text:style-name="output">i,j = 0, 4 Mem Array = 5</text:p>
      <text:p text:style-name="output"><text:soft-page-break/>i,j = 1, 0 Mem Array = 4</text:p>
      <text:p text:style-name="output">i,j = 1, 1 Mem Array = 3</text:p>
      <text:p text:style-name="output">i,j = 1, 2 Mem Array = 8</text:p>
      <text:p text:style-name="output">i,j = 1, 3 Mem Array = 8</text:p>
      <text:p text:style-name="output">i,j = 1, 4 Mem Array = 7</text:p>
      <text:p text:style-name="output">i,j = 2, 0 Mem Array = 1</text:p>
      <text:p text:style-name="output">i,j = 2, 1 Mem Array = 8</text:p>
      <text:p text:style-name="output">i,j = 2, 2 Mem Array = 7</text:p>
      <text:p text:style-name="output">i,j = 2, 3 Mem Array = 5</text:p>
      <text:p text:style-name="output">i,j = 2, 4 Mem Array = 3</text:p>
      <text:p text:style-name="output">i,j = 3, 0 Mem Array = 0</text:p>
      <text:p text:style-name="output">i,j = 3, 1 Mem Array = 0</text:p>
      <text:p text:style-name="output">i,j = 3, 2 Mem Array = 3</text:p>
      <text:p text:style-name="output">i,j = 3, 3 Mem Array = 1</text:p>
      <text:p text:style-name="output">i,j = 3, 4 Mem Array = 1</text:p>
      <text:p text:style-name="output">i,j = 4, 0 Mem Array = 9</text:p>
      <text:p text:style-name="output">i,j = 4, 1 Mem Array = 4</text:p>
      <text:p text:style-name="output">i,j = 4, 2 Mem Array = 1</text:p>
      <text:p text:style-name="output">i,j = 4, 3 Mem Array = 0</text:p>
      <text:p text:style-name="output">i,j = 4, 4 Mem Array = 0</text:p>
      <text:p text:style-name="Text">Output <text:span text:style-name="T20">7</text:span>.<text:span text:style-name="T20">5</text:span>: Output of memarray.bas</text:p>
      <text:p text:style-name="Standard"/>
      <text:p text:style-name="Standard">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Standard"/>
      <text:p text:style-name="Standard">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loext:num-list-format="%1%"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style:font-pitch="variable"/>
      </text:list-level-style-bullet>
      <text:list-level-style-bullet text:level="2" text:style-name="Character_5f_20_5f_style" loext:num-list-format="%2%"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style:font-pitch="variable"/>
      </text:list-level-style-bullet>
      <text:list-level-style-bullet text:level="3" text:style-name="Character_5f_20_5f_style" loext:num-list-format="%3%"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style:font-pitch="variable"/>
      </text:list-level-style-bullet>
      <text:list-level-style-bullet text:level="4" text:style-name="Character_5f_20_5f_style" loext:num-list-format="%4%"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style:font-pitch="variable"/>
      </text:list-level-style-bullet>
      <text:list-level-style-bullet text:level="5" text:style-name="Character_5f_20_5f_style" loext:num-list-format="%5%"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style:font-pitch="variable"/>
      </text:list-level-style-bullet>
      <text:list-level-style-bullet text:level="6" text:style-name="Character_5f_20_5f_style" loext:num-list-format="%6%"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style:font-pitch="variable"/>
      </text:list-level-style-bullet>
      <text:list-level-style-bullet text:level="7" text:style-name="Character_5f_20_5f_style" loext:num-list-format="%7%"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style:font-pitch="variable"/>
      </text:list-level-style-bullet>
      <text:list-level-style-bullet text:level="8" text:style-name="Character_5f_20_5f_style" loext:num-list-format="%8%"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style:font-pitch="variable"/>
      </text:list-level-style-bullet>
      <text:list-level-style-bullet text:level="9" text:style-name="Character_5f_20_5f_style" loext:num-list-format="%9%"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loext:num-list-format="%1%" style:num-format="1">
        <style:list-level-properties text:list-level-position-and-space-mode="label-alignment">
          <style:list-level-label-alignment text:label-followed-by="listtab" fo:text-indent="-1.1811in" fo:margin-left="1.1811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_5f_1" style:display-name="List 1_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style:font-pitch="variable"/>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style:font-pitch="variable"/>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style:font-pitch="variable"/>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style:font-pitch="variable"/>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style:font-pitch="variable"/>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style:font-pitch="variable"/>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style:font-pitch="variable"/>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style:font-pitch="variable"/>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MP0" style:page-layout-name="Mpm2" draw:style-name="Mdp2">
      <style:header>
        <text:p text:style-name="Header"/>
      </style:header>
      <style:footer>
        <text:p text:style-name="List"><text:page-number text:select-page="current">1</text:page-number></text:p>
      </style:footer>
    </style:master-page>
    <style:master-page style:name="End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Chapter 8 Pointer Data Type </dc:title>
    <meta:creation-date>2020-05-22T11:15:00Z</meta:creation-date>
    <dc:date>2023-05-27T05:21:57.903000000</dc:date>
    <meta:editing-cycles>33</meta:editing-cycles>
    <meta:editing-duration>PT5H39M22S</meta:editing-duration>
    <meta:document-statistic meta:table-count="5" meta:image-count="0" meta:object-count="0" meta:page-count="16" meta:paragraph-count="470" meta:word-count="5861" meta:character-count="32689" meta:non-whitespace-character-count="27152"/>
    <meta:template xlink:type="simple" xlink:actuate="onRequest" xlink:title="Conventions Used in the Book " xlink:href="../../templates/fbuserguide%20style%20sheet..ott" meta:date="2023-05-27T03:53:08.220000000"/>
  </office:meta>
</office:document-meta>
</file>